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2-08_15-30-08_000.jpg</text:p>
          </table:table-cell>
          <table:table-cell table:style-name="ce26" office:value-type="string">
            <text:p>:bookmemo / 読んだ本 / 『化学雑話』 / 著者=林良重、編 / 途中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bookmemo / 読んだ本 / 『化学雑話』 / 著者=林良重、編 / 途中">
            <text:p>:bookmemo / 読んだ本 / 『化学雑話』 / 著者=林良重、編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2-08_15-30-32_000.jpg</text:p>
          </table:table-cell>
          <table:table-cell table:style-name="ce26" office:value-type="string">
            <text:p>:bookmemo / 読んだ本 / 『化学雑話』 / 著者=林良重、編 / 途中 ここまで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bookmemo / 読んだ本 / 『化学雑話』 / 著者=林良重、編 / 途中 ここまで">
            <text:p>:bookmemo / 読んだ本 / 『化学雑話』 / 著者=林良重、編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09_07-43-4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4]=&quot;&quot;;[.C6];CONCATENATE([.C6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09_02-47-18_000.jpg</text:p>
          </table:table-cell>
          <table:table-cell table:style-name="ce26" office:value-type="string">
            <text:p>:m :PHOTO 寝た時刻 / 2023 / オナニー、未了、duration=40m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:PHOTO 寝た時刻 / 2023 / オナニー、未了、duration=40m時間ぐらい,other=~">
            <text:p>:m :PHOTO 寝た時刻 / 2023 / オナニー、未了、duration=4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08_13-41-3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2-08_21-25-5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09_01-18-07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2-09_01-18-10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2-09_01-18-15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2-09_01-19-0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：攪拌した、スプーンで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：攪拌した、スプーンで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：攪拌した、スプーンで,occasion=経過観察,id=2023-02-02_01-44-01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 office:value-type="string">
            <text:p>2023-02-09_01-19-1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：攪拌した、スプーンで,occasion=経過観察,id=2023-02-02_01-44-01_000.jpg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2-09_07-50-5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2-08_18-34-28_000.mp4</text:p>
          </table:table-cell>
          <table:table-cell table:style-name="ce26" office:value-type="string">
            <text:p>:VIDEO / @自室 / 記録 / jap.flute / 演奏、play / R=1 / genre=melody,session=hour-18,memo=~,file-piece-id=~,memo=+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VIDEO / @自室 / 記録 / jap.flute / 演奏、play / R=1 / genre=melody,session=hour-18,memo=~,file-piece-id=~,memo=+,other=~">
            <text:p>:VIDEO / @自室 / 記録 / jap.flute / 演奏、play / R=1 / genre=melody,session=hour-18,memo=~,file-piece-id=~,memo=+,other=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7" office:value-type="string">
            <text:p>2023-02-08_17-04-36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9 / w=木挽町[こびき；清水三十六[さとむ；但馬豊岡,topic=~,publisher=~,other=ske+:sk-id.1373:木挽町；ske+:sk-id.LV37:土蔵；ske+:兵庫県：豊岡市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RES / JVEMV6 64#218_chosenjin_gyakusatsu / 『関東大震災　「朝鮮人虐殺の真実」』 著者=工藤美代子,校注=~,出版社=産経新聞出版 / p.9 / w=木挽町[こびき；清水三十六[さとむ；但馬豊岡,topic=~,publisher=~,other=ske+:sk-id.1373:木挽町；ske+:sk-id.LV37:土蔵；ske+:兵庫県：豊岡市">
            <text:p>:m #*# RES / JVEMV6 64#218_chosenjin_gyakusatsu / 『関東大震災　「朝鮮人虐殺の真実」』 著者=工藤美代子,校注=~,出版社=産経新聞出版 / p.9 / w=木挽町[こびき；清水三十六[さとむ；但馬豊岡,topic=~,publisher=~,other=ske+:sk-id.1373:木挽町；ske+:sk-id.LV37:土蔵；ske+:兵庫県：豊岡市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08_19-00-04_000.jpg</text:p>
          </table:table-cell>
          <table:table-cell table:style-name="ce31" office:value-type="string">
            <text:p>:m RES #*# / free# JVEMV6 82#_ZQIW:1 / 82. math-research / topics=(1/x^n)：微分、s回：一般式,w=~,s=~,i=~,doc=~,other=from:id.0LLD;graph+:https://www.desmos.com/calculator/p4rbxnihhb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RES #*# / free# JVEMV6 82#_ZQIW:1 / 82. math-research / topics=(1/x^n)：微分、s回：一般式,w=~,s=~,i=~,doc=~,other=from:id.0LLD;graph+:https://www.desmos.com/calculator/p4rbxnihhb">
            <text:p>:m RES #*# / free# JVEMV6 82#_ZQIW:1 / 82. math-research / topics=(1/x^n)：微分、s回：一般式,w=~,s=~,i=~,doc=~,other=from:id.0LLD;graph+:https://www.desmos.com/calculator/p4rbxnihhb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2-09_11-49-20_000.jpg</text:p>
          </table:table-cell>
          <table:table-cell table:style-name="ce26" office:value-type="string">
            <text:p>:m #*# RES / free / res-id=JR4T / theme=ヒアルロン酸 / genre=chemistry:osnovy,content=~,w=アセチルグルコサミン；アセチル基；アミン；グルコサミン；ガラクトース； / session-number=~ / doc=~,other=file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#*# RES / free / res-id=JR4T / theme=ヒアルロン酸 / genre=chemistry:osnovy,content=~,w=アセチルグルコサミン；アセチル基；アミン；グルコサミン；ガラクトース； / session-number=~ / doc=~,other=file+">
            <text:p>:m #*# RES / free / res-id=JR4T / theme=ヒアルロン酸 / genre=chemistry:osnovy,content=~,w=アセチルグルコサミン；アセチル基；アミン；グルコサミン；ガラクトース； / session-number=~ / doc=~,other=file+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2-09_12-12-29_000.jpg</text:p>
          </table:table-cell>
          <table:table-cell table:style-name="ce26" office:value-type="string">
            <text:p>:m #*# / memo:other(m:other) / topic=習字, about=,other=,id=~,content=特;別;省;略;段;階;新;聞;新;橋;脚;豊;岡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#*# / memo:other(m:other) / topic=習字, about=,other=,id=~,content=特;別;省;略;段;階;新;聞;新;橋;脚;豊;岡;">
            <text:p>:m #*# / memo:other(m:other) / topic=習字, about=,other=,id=~,content=特;別;省;略;段;階;新;聞;新;橋;脚;豊;岡;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9">2023/02/09</text:date>, <text:time>12:4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9T12:43:26.63</dc:date>
    <dc:creator>iwabuchi ken</dc:creator>
    <meta:editing-duration>P53DT18H35M48S</meta:editing-duration>
    <meta:editing-cycles>17317</meta:editing-cycles>
    <meta:document-statistic meta:table-count="2" meta:cell-count="926" meta:object-count="0"/>
    <meta:user-defined meta:name="qrichtext">1</meta:user-defined>
  </office:meta>
</office:document-meta>
</file>